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9.216cm"/>
    </style:style>
    <style:style style:name="co3" style:family="table-column">
      <style:table-column-properties fo:break-before="auto" style:column-width="5.831cm"/>
    </style:style>
    <style:style style:name="co4" style:family="table-column">
      <style:table-column-properties fo:break-before="auto" style:column-width="5.66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5.74cm"/>
    </style:style>
    <style:style style:name="co7" style:family="table-column">
      <style:table-column-properties fo:break-before="auto" style:column-width="5.78cm"/>
    </style:style>
    <style:style style:name="co8" style:family="table-column">
      <style:table-column-properties fo:break-before="auto" style:column-width="9.384cm"/>
    </style:style>
    <style:style style:name="co9" style:family="table-column">
      <style:table-column-properties fo:break-before="auto" style:column-width="3.948cm"/>
    </style:style>
    <style:style style:name="co10" style:family="table-column">
      <style:table-column-properties fo:break-before="auto" style:column-width="5.119cm"/>
    </style:style>
    <style:style style:name="co11" style:family="table-column">
      <style:table-column-properties fo:break-before="auto" style:column-width="9.804cm"/>
    </style:style>
    <style:style style:name="co12" style:family="table-column">
      <style:table-column-properties fo:break-before="auto" style:column-width="4.524cm"/>
    </style:style>
    <style:style style:name="co13" style:family="table-column">
      <style:table-column-properties fo:break-before="auto" style:column-width="4.399cm"/>
    </style:style>
    <style:style style:name="co14" style:family="table-column">
      <style:table-column-properties fo:break-before="auto" style:column-width="4.44cm"/>
    </style:style>
    <style:style style:name="co15" style:family="table-column">
      <style:table-column-properties fo:break-before="auto" style:column-width="4.48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7d1d5"/>
    </style:style>
    <style:style style:name="ce4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5" table:number-columns-repeated="3"/>
          <table:table-cell table:style-name="ce5" office:value-type="string" calcext:value-type="string">
            <text:p>LA CONCATENACION DE LOS VALORES DE LAS Ids Y EL TIMESTAMP SON LA CLAVE PRIMARIA COMPUESTA DE LA TABLA </text:p>
          </table:table-cell>
          <table:table-cell table:style-name="ce5" table:number-columns-repeated="4"/>
          <table:table-cell table:number-columns-repeated="7"/>
        </table:table-row>
        <table:table-row table:style-name="ro1">
          <table:table-cell table:style-name="ce5" table:number-columns-repeated="8"/>
          <table:table-cell table:number-columns-repeated="7"/>
        </table:table-row>
        <table:table-row table:style-name="ro2">
          <table:table-cell table:style-name="ce4" office:value-type="string" calcext:value-type="string">
            <text:p>ID_OBJETO</text:p>
          </table:table-cell>
          <table:table-cell table:style-name="ce4" office:value-type="string" calcext:value-type="string">
            <text:p>ID_AULA</text:p>
          </table:table-cell>
          <table:table-cell table:style-name="ce4" office:value-type="string" calcext:value-type="string">
            <text:p>ID_TIPO</text:p>
          </table:table-cell>
          <table:table-cell table:style-name="ce4" office:value-type="string" calcext:value-type="string">
            <text:p>ID_MATERIAL</text:p>
          </table:table-cell>
          <table:table-cell table:style-name="ce4" office:value-type="string" calcext:value-type="string">
            <text:p>ID_TIPO_USUARIO</text:p>
          </table:table-cell>
          <table:table-cell table:style-name="ce4" office:value-type="string" calcext:value-type="string">
            <text:p>ID_TAMANO</text:p>
          </table:table-cell>
          <table:table-cell table:style-name="ce4" office:value-type="string" calcext:value-type="string">
            <text:p>ID_FECHA_COMPRA</text:p>
          </table:table-cell>
          <table:table-cell table:style-name="ce4" office:value-type="string" calcext:value-type="string">
            <text:p>AUTOINCREMENT_ID</text:p>
          </table:table-cell>
          <table:table-cell/>
          <table:table-cell table:style-name="ce4" office:value-type="string" calcext:value-type="string">
            <text:p>ID_TIPO</text:p>
          </table:table-cell>
          <table:table-cell table:style-name="ce4" office:value-type="string" calcext:value-type="string">
            <text:p>DESCRIPCION</text:p>
          </table:table-cell>
          <table:table-cell table:number-columns-repeated="4"/>
        </table:table-row>
        <table:table-row table:style-name="ro3">
          <table:table-cell table:number-columns-repeated="6"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TIMESTAMP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ELECTRONICA</text:p>
          </table:table-cell>
          <table:table-cell table:number-columns-repeated="4"/>
        </table:table-row>
        <table:table-row table:style-name="ro3">
          <table:table-cell table:number-columns-repeated="6"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TIMESTAMP</text:p>
          </table:table-cell>
          <table:table-cell table:style-name="ce16" office:value-type="float" office:value="2" calcext:value-type="float">
            <text:p>2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UEBLES</text:p>
          </table:table-cell>
          <table:table-cell table:number-columns-repeated="4"/>
        </table:table-row>
        <table:table-row table:style-name="ro3">
          <table:table-cell table:number-columns-repeated="6"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TIMESTAMP</text:p>
          </table:table-cell>
          <table:table-cell table:style-name="ce16" office:value-type="float" office:value="3" calcext:value-type="float">
            <text:p>3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LUZES</text:p>
          </table:table-cell>
          <table:table-cell table:number-columns-repeated="4"/>
        </table:table-row>
        <table:table-row table:style-name="ro3">
          <table:table-cell table:number-columns-repeated="6" table:style-name="ce17" office:value-type="float" office:value="4" calcext:value-type="float">
            <text:p>4</text:p>
          </table:table-cell>
          <table:table-cell table:style-name="ce16" office:value-type="string" calcext:value-type="string">
            <text:p>TIMESTAMP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HUESOS</text:p>
          </table:table-cell>
          <table:table-cell table:number-columns-repeated="4"/>
        </table:table-row>
        <table:table-row table:style-name="ro3">
          <table:table-cell table:number-columns-repeated="6" table:style-name="ce17" office:value-type="float" office:value="5" calcext:value-type="float">
            <text:p>5</text:p>
          </table:table-cell>
          <table:table-cell table:style-name="ce16" office:value-type="string" calcext:value-type="string">
            <text:p>TIMESTAMP</text:p>
          </table:table-cell>
          <table:table-cell table:style-name="ce16" office:value-type="float" office:value="5" calcext:value-type="float">
            <text:p>5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AAA</text:p>
          </table:table-cell>
          <table:table-cell table:number-columns-repeated="4"/>
        </table:table-row>
        <table:table-row table:style-name="ro3">
          <table:table-cell table:number-columns-repeated="6" table:style-name="ce17" office:value-type="float" office:value="6" calcext:value-type="float">
            <text:p>6</text:p>
          </table:table-cell>
          <table:table-cell table:style-name="ce16" office:value-type="string" calcext:value-type="string">
            <text:p>TIMESTAMP</text:p>
          </table:table-cell>
          <table:table-cell table:style-name="ce16" office:value-type="float" office:value="6" calcext:value-type="float">
            <text:p>6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ģ̸̙͚͕̝̪̜͈͖̥̥͇̰̮̏ͣ͊̈́ͣ̀̌ͨͭͧ̏͟͟_͇͚̪̪̹̦͆̃̊̎̎͛ͮ̆̾o̭̺̤̙̼͊̉͌ͣ͑ͪͤ̆̉͘ L̢̢̤̬̭̹̭̘̯̫̲ͧ̀ͧ͌̏̈̉̓̄̓̌́͛̍̕͘͟͜͡ȩ̘̼͎͉ͧͭdģ̸̙͚͕̝̪̜͈͖̥̥͇̰̮̏ͣ͊̈́ͣ̀̌ͨͭͧ̏͟͟_͇͚̪̪̹̦͆̃̊̎̎͛ͮ̆̾o̭̺̤̙̼͊̉͌ͣ͑ͪͤ̆̉͘ L̢̢̤̬̭̹̭̘̯̫̲ͧ̀ͧ͌̏̈̉̓̄̓̌́͛̍̕͘͟͜͡ȩ̘̼͎͉ͧͭdģ̸̙͚͕̝̪̜͈͖̥̥͇̰̮̏ͣ͊̈́ͣ̀̌ͨͭͧ̏͟͟_͇͚̪̪̹̦͆̃̊̎̎͛ͮ̆̾o̭̺̤̙̼͊̉͌ͣ͑ͪͤ̆̉͘ L̢̢̤̬̭̹̭̘̯̫̲ͧ̀ͧ͌̏̈̉̓̄̓̌́͛̍̕͘͟͜͡ȩ̘̼͎͉ͧͭdģ̸̙͚͕̝̪̜͈͖̥̥͇̰̮̏ͣ͊̈́ͣ̀̌ͨͭͧ̏͟͟_͇͚̪̪̹̦͆̃̊̎̎͛ͮ̆̾o̭̺̤̙̼͊̉͌ͣ͑ͪͤ̆̉͘ L̢̢̤̬̭̹̭̘̯̫̲ͧ̀ͧ͌̏̈̉̓̄̓̌́͛̍̕͘͟͜͡ȩ̘̼͎͉ͧͭdģ̸̙͚͕̝̪̜͈͖̥̥͇̰̮̏ͣ͊̈́ͣ̀̌ͨͭͧ̏͟͟_͇͚̪̪̹̦͆̃̊̎̎͛ͮ̆̾o̭̺̤̙̼͊̉͌ͣ͑ͪͤ̆̉͘ L̢̢̤̬̭̹̭̘̯̫̲ͧ̀ͧ͌̏̈̉̓̄̓̌́͛̍̕͘͟͜͡ȩ̘̼͎͉ͧͭdģ̸̙͚͕̝̪̜͈͖̥̥͇̰̮̏ͣ͊̈́ͣ̀̌ͨͭͧ̏͟͟_͇͚̪̪̹̦͆̃̊̎̎͛ͮ̆̾o̭̺̤̙̼͊̉͌ͣ͑ͪͤ̆̉͘ L̢̢̤̬̭̹̭̘̯̫̲ͧ̀ͧ͌̏̈̉̓̄̓̌́͛̍̕͘͟͜͡ȩ̘̼͎͉ͧͭd</text:p>
          </table:table-cell>
          <table:table-cell table:number-columns-repeated="4"/>
        </table:table-row>
        <table:table-row table:style-name="ro3">
          <table:table-cell table:number-columns-repeated="6" table:style-name="ce17" office:value-type="float" office:value="7" calcext:value-type="float">
            <text:p>7</text:p>
          </table:table-cell>
          <table:table-cell table:style-name="ce16" office:value-type="string" calcext:value-type="string">
            <text:p>TIMESTAMP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NEVERA <text:s text:c="8"/>(NEVERA)</text:p>
          </table:table-cell>
          <table:table-cell table:number-columns-repeated="4"/>
        </table:table-row>
        <table:table-row table:style-name="ro3">
          <table:table-cell table:number-columns-repeated="6" table:style-name="ce17" office:value-type="float" office:value="8" calcext:value-type="float">
            <text:p>8</text:p>
          </table:table-cell>
          <table:table-cell table:style-name="ce16" office:value-type="string" calcext:value-type="string">
            <text:p>TIMESTAMP</text:p>
          </table:table-cell>
          <table:table-cell table:style-name="ce16" office:value-type="float" office:value="8" calcext:value-type="float">
            <text:p>8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CABLE</text:p>
          </table:table-cell>
          <table:table-cell table:number-columns-repeated="4"/>
        </table:table-row>
        <table:table-row table:style-name="ro3">
          <table:table-cell table:number-columns-repeated="6" table:style-name="ce17" office:value-type="float" office:value="9" calcext:value-type="float">
            <text:p>9</text:p>
          </table:table-cell>
          <table:table-cell table:style-name="ce16" office:value-type="string" calcext:value-type="string">
            <text:p>TIMESTAMP</text:p>
          </table:table-cell>
          <table:table-cell table:style-name="ce16" office:value-type="float" office:value="9" calcext:value-type="float">
            <text:p>9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style-name="ce16" office:value-type="string" calcext:value-type="string">
            <text:p>BOLIGRAFO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15"/>
        </table:table-row>
        <table:table-row table:style-name="ro4">
          <table:table-cell table:style-name="ce4" office:value-type="string" calcext:value-type="string">
            <text:p>ID_MATERIAL</text:p>
          </table:table-cell>
          <table:table-cell table:style-name="ce4" office:value-type="string" calcext:value-type="string">
            <text:p>DESCRIPCION</text:p>
          </table:table-cell>
          <table:table-cell/>
          <table:table-cell table:style-name="ce4" office:value-type="string" calcext:value-type="string">
            <text:p>ID_AULA</text:p>
          </table:table-cell>
          <table:table-cell table:style-name="ce4" office:value-type="string" calcext:value-type="string">
            <text:p>DESCRIPCION</text:p>
          </table:table-cell>
          <table:table-cell/>
          <table:table-cell table:style-name="ce4" office:value-type="string" calcext:value-type="string">
            <text:p>ID_TIPO_USUARIO</text:p>
          </table:table-cell>
          <table:table-cell table:style-name="ce4" office:value-type="string" calcext:value-type="string">
            <text:p>DESCRIPCION</text:p>
          </table:table-cell>
          <table:table-cell/>
          <table:table-cell table:style-name="ce4" office:value-type="string" calcext:value-type="string">
            <text:p>ID_TAMANO</text:p>
          </table:table-cell>
          <table:table-cell table:style-name="ce4" office:value-type="string" calcext:value-type="string">
            <text:p>DESCRIPCION</text:p>
          </table:table-cell>
          <table:table-cell table:number-columns-repeated="4"/>
        </table:table-row>
        <table:table-row table:style-name="ro4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MADERA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INFORMATICA_110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ALUMNO_PRIMARIA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HASTA 20*20 CM</text:p>
          </table:table-cell>
          <table:table-cell table:number-columns-repeated="4"/>
        </table:table-row>
        <table:table-row table:style-name="ro4"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ETAL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MATEMATICA_132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ALUMNO_SECUNDARIA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HASTA 60*60 CM</text:p>
          </table:table-cell>
          <table:table-cell table:number-columns-repeated="4"/>
        </table:table-row>
        <table:table-row table:style-name="ro4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PLASTICO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MATEMATICA_012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ADMINISTRACION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HASTA 1*1 M</text:p>
          </table:table-cell>
          <table:table-cell table:number-columns-repeated="4"/>
        </table:table-row>
        <table:table-row table:style-name="ro4"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<text:s/>ANHIDRATO_NITRICO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MATEMATICA_223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PROFESOR_PRG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230*230 M</text:p>
          </table:table-cell>
          <table:table-cell table:number-columns-repeated="4"/>
        </table:table-row>
        <table:table-row table:style-name="ro4"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HUESOS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BIOLOGIA_123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Y_ESE_QUIEN_ES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EN INSTITUTO ENTERO</text:p>
          </table:table-cell>
          <table:table-cell table:number-columns-repeated="4"/>
        </table:table-row>
        <table:table-row table:style-name="ro4"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AGUA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CLASE_AUSENTE_000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LECTOR_NECROMANTIA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HASTA 1*1 NANOMENTRO</text:p>
          </table:table-cell>
          <table:table-cell table:number-columns-repeated="4"/>
        </table:table-row>
        <table:table-row table:style-name="ro4"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ASDASDASDASD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NECROMANTIA_1212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NO_ENSERIO_QUIEN_SON_ESA_GENTE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 table:style-name="ce16" office:value-type="string" calcext:value-type="string">
            <text:p>TAMANO_DE_UNA_BOLI</text:p>
          </table:table-cell>
          <table:table-cell table:number-columns-repeated="4"/>
        </table:table-row>
        <table:table-row table:style-name="ro4"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AGSBSS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RITUALES_OCULTOS_66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DIRECCION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6" office:value-type="string" calcext:value-type="string">
            <text:p>0.5*60000 MM</text:p>
          </table:table-cell>
          <table:table-cell table:number-columns-repeated="4"/>
        </table:table-row>
        <table:table-row table:style-name="ro4">
          <table:table-cell table:style-name="ce11" office:value-type="float" office:value="9" calcext:value-type="float">
            <text:p>9</text:p>
          </table:table-cell>
          <table:table-cell table:style-name="ce16" office:value-type="string" calcext:value-type="string">
            <text:p>AAA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style-name="ce16" office:value-type="string" calcext:value-type="string">
            <text:p>AAAAAA_111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style-name="ce16" office:value-type="string" calcext:value-type="string">
            <text:p>PROFESOR_INGLES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style-name="ce16" office:value-type="string" calcext:value-type="string">
            <text:p>UN POKEBOL(TAMANO ESTANDARTIZADO)</text:p>
          </table:table-cell>
          <table:table-cell table:number-columns-repeated="4"/>
        </table:table-row>
        <table:table-row table:style-name="ro4" table:number-rows-repeated="9">
          <table:table-cell table:number-columns-repeated="15"/>
        </table:table-row>
        <table:table-row table:style-name="ro4">
          <table:table-cell table:number-columns-repeated="3"/>
          <table:table-cell table:style-name="ce18"/>
          <table:table-cell table:number-columns-repeated="11"/>
        </table:table-row>
        <table:table-row table:style-name="ro4" table:number-rows-repeated="1048540">
          <table:table-cell table:number-columns-repeated="15"/>
        </table:table-row>
        <table:table-row table:style-name="ro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8:04:07.6070235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 xmlns:presentation="urn:oasis:names:tc:opendocument:xmlns:presentation:1.0"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fo="urn:oasis:names:tc:opendocument:xmlns:xsl-fo-compatible:1.0" xmlns:config="urn:oasis:names:tc:opendocument:xmlns:config:1.0" xmlns:ooow="http://openoffice.org/2004/writer" xmlns:drawooo="http://openoffice.org/2010/draw" xmlns:oooc="http://openoffice.org/2004/calc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loext="urn:org:documentfoundation:names:experimental:office:xmlns:loext:1.0">
    <meta:creation-date>2025-09-16T08:37:20.920939008</meta:creation-date>
    <dc:date>2025-09-17T08:37:05.653780259</dc:date>
    <meta:editing-duration>PT1H38M16S</meta:editing-duration>
    <meta:editing-cycles>3</meta:editing-cycles>
    <meta:generator>LibreOffice/7.5.6.2$Linux_X86_64 LibreOffice_project/50$Build-2</meta:generator>
    <meta:document-statistic meta:table-count="1" meta:cell-count="181" meta:object-count="0"/>
  </office:meta>
</office:document-meta>
</file>